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 officeooo:rsid="000af7b5" officeooo:paragraph-rsid="000af7b5"/>
    </style:style>
    <style:style style:name="P2" style:family="paragraph" style:parent-style-name="Standard">
      <style:text-properties fo:language="en" fo:country="GB" style:text-underline-style="solid" style:text-underline-width="auto" style:text-underline-color="font-color" officeooo:rsid="000cc7a2" officeooo:paragraph-rsid="000cc7a2"/>
    </style:style>
    <style:style style:name="P3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 officeooo:rsid="0011a650" officeooo:paragraph-rsid="0011a650"/>
    </style:style>
    <style:style style:name="P4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 officeooo:rsid="00132f2e" officeooo:paragraph-rsid="00132f2e"/>
    </style:style>
    <style:style style:name="P5" style:family="paragraph" style:parent-style-name="Standard">
      <style:paragraph-properties fo:text-align="start" style:justify-single-word="false"/>
      <style:text-properties fo:language="en" fo:country="GB" style:text-underline-style="solid" style:text-underline-width="auto" style:text-underline-color="font-color" officeooo:rsid="001a4dcf" officeooo:paragraph-rsid="001a4dcf"/>
    </style:style>
    <style:style style:name="P6" style:family="paragraph" style:parent-style-name="Standard">
      <style:text-properties fo:language="en" fo:country="GB" officeooo:rsid="000af7b5" officeooo:paragraph-rsid="000af7b5"/>
    </style:style>
    <style:style style:name="P7" style:family="paragraph" style:parent-style-name="Standard">
      <style:text-properties fo:language="en" fo:country="GB" officeooo:rsid="000ce498" officeooo:paragraph-rsid="000ce498"/>
    </style:style>
    <style:style style:name="P8" style:family="paragraph" style:parent-style-name="Standard">
      <style:text-properties fo:language="en" fo:country="GB" officeooo:rsid="000daefd" officeooo:paragraph-rsid="000daefd"/>
    </style:style>
    <style:style style:name="P9" style:family="paragraph" style:parent-style-name="Standard">
      <style:text-properties fo:language="en" fo:country="GB" officeooo:rsid="000def57" officeooo:paragraph-rsid="000def57"/>
    </style:style>
    <style:style style:name="P10" style:family="paragraph" style:parent-style-name="Standard">
      <style:text-properties fo:language="en" fo:country="GB" officeooo:rsid="00132f2e" officeooo:paragraph-rsid="00132f2e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rsid="00132f2e" officeooo:paragraph-rsid="00132f2e"/>
    </style:style>
    <style:style style:name="P12" style:family="paragraph" style:parent-style-name="Standard">
      <style:paragraph-properties fo:text-align="start" style:justify-single-word="false"/>
      <style:text-properties fo:language="en" fo:country="GB" officeooo:rsid="001503cd" officeooo:paragraph-rsid="001503cd"/>
    </style:style>
    <style:style style:name="P13" style:family="paragraph" style:parent-style-name="Standard">
      <style:paragraph-properties fo:text-align="start" style:justify-single-word="false"/>
      <style:text-properties fo:language="en" fo:country="GB" officeooo:rsid="001b7995" officeooo:paragraph-rsid="001ca6ec"/>
    </style:style>
    <style:style style:name="P14" style:family="paragraph" style:parent-style-name="Standard">
      <style:paragraph-properties fo:text-align="start" style:justify-single-word="false"/>
      <style:text-properties fo:language="en" fo:country="GB" officeooo:rsid="001cdecd" officeooo:paragraph-rsid="001cdecd"/>
    </style:style>
    <style:style style:name="P15" style:family="paragraph" style:parent-style-name="Standard">
      <style:paragraph-properties fo:text-align="start" style:justify-single-word="false"/>
      <style:text-properties fo:language="en" fo:country="GB" officeooo:rsid="001e55ce" officeooo:paragraph-rsid="001e55ce"/>
    </style:style>
    <style:style style:name="P16" style:family="paragraph" style:parent-style-name="Standard">
      <style:paragraph-properties fo:text-align="start" style:justify-single-word="false"/>
      <style:text-properties fo:language="en" fo:country="GB" officeooo:rsid="001e55ce" officeooo:paragraph-rsid="001e55ce"/>
    </style:style>
    <style:style style:name="P17" style:family="paragraph" style:parent-style-name="Standard">
      <style:paragraph-properties fo:text-align="start" style:justify-single-word="false"/>
      <style:text-properties fo:language="en" fo:country="GB" officeooo:rsid="001f85e9" officeooo:paragraph-rsid="001f85e9"/>
    </style:style>
    <style:style style:name="P18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 officeooo:rsid="0008fed5" officeooo:paragraph-rsid="0008fed5"/>
    </style:style>
    <style:style style:name="T1" style:family="text">
      <style:text-properties officeooo:rsid="000def5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3217"/>
    </style:style>
    <style:style style:name="T4" style:family="text">
      <style:text-properties officeooo:rsid="0010635f"/>
    </style:style>
    <style:style style:name="T5" style:family="text">
      <style:text-properties officeooo:rsid="0011a650"/>
    </style:style>
    <style:style style:name="T6" style:family="text">
      <style:text-properties officeooo:rsid="00170184"/>
    </style:style>
    <style:style style:name="T7" style:family="text">
      <style:text-properties officeooo:rsid="001b7995"/>
    </style:style>
    <style:style style:name="T8" style:family="text">
      <style:text-properties officeooo:rsid="001ca6ec"/>
    </style:style>
    <style:style style:name="T9" style:family="text">
      <style:text-properties officeooo:rsid="001e55ce"/>
    </style:style>
    <style:style style:name="T10" style:family="text">
      <style:text-properties officeooo:rsid="001e75b1"/>
    </style:style>
    <style:style style:name="T11" style:family="text">
      <style:text-properties officeooo:rsid="001f51f0"/>
    </style:style>
    <style:style style:name="T12" style:family="text">
      <style:text-properties officeooo:rsid="001f85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en best jobs in video games <text:span text:style-name="T5">and in computing</text:span> – grammar</text:p>
      <text:p text:style-name="P1">I- Would</text:p>
      <text:p text:style-name="P6"><text:tab/>ex 1 : I would sing children’s songs to my kids</text:p>
      <text:p text:style-name="P6"><text:tab/>ex 2 : As a DevOp engineer you would earn a lot of money</text:p>
      <text:p text:style-name="P6"/>
      <text:p text:style-name="P6">Dans ex 1, would exprime une action qui <text:span text:style-name="T2">était</text:span> …………..</text:p>
      <text:p text:style-name="P6">Dans ex 2, would exprime un temps: le ……... </text:p>
      <text:p text:style-name="P7">Would est toujours suivi du ……………………………..</text:p>
      <text:p text:style-name="P7"/>
      <text:p text:style-name="P2">Exercise: say what “would” expresses in the following sentences</text:p>
      <text:p text:style-name="P8">1- Michael Phelps would swim 8 hours everyday:</text:p>
      <text:p text:style-name="P8">2- <text:span text:style-name="T1">Icefin indicated that the ice would melt faster on the edges of the glacier:</text:span></text:p>
      <text:p text:style-name="P9">3- Would you look for an internship around Le Puy?:</text:p>
      <text:p text:style-name="P9">4- He would go on about how Britain had changed since Margaret Thatcher:</text:p>
      <text:p text:style-name="P9">5- <text:span text:style-name="T3">You would earn a living </text:span><text:span text:style-name="T4">after graduating from</text:span><text:span text:style-name="T3"> this computing class: </text:span></text:p>
      <text:p text:style-name="P8"/>
      <text:p text:style-name="P3">II- Relative pronouns</text:p>
      <text:p text:style-name="P12">ex 1 : the person whom I spoke to comes from Maryland</text:p>
      <text:p text:style-name="P12">ex 2 : the taxi driver who took me at her address comes from Peysley</text:p>
      <text:p text:style-name="P12">ex 3: The computer that is used at home has broken down</text:p>
      <text:p text:style-name="P12">ex 4: The computer which I bought last year works very well</text:p>
      <text:p text:style-name="P12">ex 5 : The village where they moved is near Leyburn</text:p>
      <text:p text:style-name="P12">ex 6: Next year when Ann is on holiday, she will travel to Madeira.</text:p>
      <text:p text:style-name="P12"/>
      <text:p text:style-name="P12">On utilise who ….</text:p>
      <text:p text:style-name="P12">On utilise which ….</text:p>
      <text:p text:style-name="P12">On utilise that …...</text:p>
      <text:p text:style-name="P12">On utilise where ….</text:p>
      <text:p text:style-name="P12"><text:span text:style-name="T6">On utilise </text:span>when …..</text:p>
      <text:p text:style-name="P12"><text:span text:style-name="T6">On utilise </text:span>whom ….</text:p>
      <text:p text:style-name="P12"/>
      <text:p text:style-name="P5">exercise: <text:span text:style-name="T7">link</text:span> the following sentences <text:span text:style-name="T7">with the appropriate relative pronoun</text:span></text:p>
      <text:p text:style-name="P13">1- <text:span text:style-name="T8">New Orleans used to be French. Joyous funerals are shown.</text:span></text:p>
      <text:p text:style-name="P14">2- The Vikings lived in York. They were peaceful people.</text:p>
      <text:p text:style-name="P14">3- <text:span text:style-name="T10">On Tuesday</text:span> they began their walk across the Pennines. <text:span text:style-name="T10">I</text:span>t rain<text:span text:style-name="T9">ed</text:span> heavily.</text:p>
      <text:p text:style-name="P15">4- <text:span text:style-name="T11">I explain Oliver the origins of Scotland. He is hugely interested.</text:span></text:p>
      <text:p text:style-name="P15">5- <text:span text:style-name="T12">I am using a computer to work. It is powerful.</text:span></text:p>
      <text:p text:style-name="P17">6- The trip is planned by a travel agency. It will give us a whale of a time. </text:p>
      <text:p text:style-name="P11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14:48:04.142000000</meta:creation-date>
    <dc:date>2024-05-23T10:05:56.473000000</dc:date>
    <meta:editing-duration>PT56M14S</meta:editing-duration>
    <meta:editing-cycles>20</meta:editing-cycles>
    <meta:generator>LibreOffice/7.5.9.2$Windows_X86_64 LibreOffice_project/cdeefe45c17511d326101eed8008ac4092f278a9</meta:generator>
    <meta:document-statistic meta:table-count="0" meta:image-count="0" meta:object-count="0" meta:page-count="1" meta:paragraph-count="33" meta:word-count="317" meta:character-count="1636" meta:non-whitespace-character-count="1346"/>
  </office:meta>
</office:document-meta>
</file>